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97.1064"/>
          <table:table-cell office:value-type="float" office:value="96.547"/>
          <table:table-cell office:value-type="float" office:value="91.2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55334.0"/>
          <table:table-cell office:value-type="float" office:value="1436661.0"/>
          <table:table-cell office:value-type="float" office:value="537164.0"/>
          <table:table-cell office:value-type="float" office:value="1965135.0"/>
          <table:table-cell office:value-type="float" office:value="480212.0"/>
          <table:table-cell office:value-type="float" office:value="0.0"/>
          <table:table-cell office:value-type="float" office:value="0.0"/>
          <table:table-cell office:value-type="float" office:value="18.9913"/>
          <table:table-cell office:value-type="float" office:value="18.408"/>
          <table:table-cell office:value-type="float" office:value="13.1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10932.0"/>
          <table:table-cell office:value-type="float" office:value="276276.0"/>
          <table:table-cell office:value-type="float" office:value="537164.0"/>
          <table:table-cell office:value-type="float" office:value="1965135.0"/>
          <table:table-cell office:value-type="float" office:value="482060.0"/>
          <table:table-cell office:value-type="float" office:value="0.0"/>
          <table:table-cell office:value-type="float" office:value="0.0"/>
          <table:table-cell office:value-type="float" office:value="3.9093"/>
          <table:table-cell office:value-type="float" office:value="3.181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9.0"/>
          <table:table-cell office:value-type="float" office:value="2891.0"/>
          <table:table-cell office:value-type="float" office:value="366493.0"/>
          <table:table-cell office:value-type="float" office:value="1417217.0"/>
          <table:table-cell office:value-type="float" office:value="306120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4.106"/>
          <table:table-cell office:value-type="float" office:value="133.56"/>
          <table:table-cell office:value-type="float" office:value="128.21"/>
          <table:table-cell office:value-type="float" office:value="0.0"/>
          <table:table-cell office:value-type="float" office:value="0.0"/>
          <table:table-cell office:value-type="float" office:value="520.0"/>
          <table:table-cell office:value-type="float" office:value="219132.0"/>
          <table:table-cell office:value-type="float" office:value="2004457.0"/>
          <table:table-cell office:value-type="float" office:value="537164.0"/>
          <table:table-cell office:value-type="float" office:value="1965136.0"/>
          <table:table-cell office:value-type="float" office:value="479552.0"/>
          <table:table-cell office:value-type="float" office:value="0.0"/>
          <table:table-cell office:value-type="float" office:value="0.0"/>
          <table:table-cell office:value-type="float" office:value="15.0566"/>
          <table:table-cell office:value-type="float" office:value="14.421"/>
          <table:table-cell office:value-type="float" office:value="9.0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284.0"/>
          <table:table-cell office:value-type="float" office:value="174093.0"/>
          <table:table-cell office:value-type="float" office:value="537164.0"/>
          <table:table-cell office:value-type="float" office:value="1965136.0"/>
          <table:table-cell office:value-type="float" office:value="479420.0"/>
          <table:table-cell office:value-type="float" office:value="0.0"/>
          <table:table-cell office:value-type="float" office:value="0.0"/>
          <table:table-cell office:value-type="float" office:value="3.87977"/>
          <table:table-cell office:value-type="float" office:value="3.429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2163.0"/>
          <table:table-cell office:value-type="float" office:value="366493.0"/>
          <table:table-cell office:value-type="float" office:value="1417218.0"/>
          <table:table-cell office:value-type="float" office:value="306116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8.1582"/>
          <table:table-cell office:value-type="float" office:value="57.569"/>
          <table:table-cell office:value-type="float" office:value="52.21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80854.0"/>
          <table:table-cell office:value-type="float" office:value="864934.0"/>
          <table:table-cell office:value-type="float" office:value="537164.0"/>
          <table:table-cell office:value-type="float" office:value="1965135.0"/>
          <table:table-cell office:value-type="float" office:value="478896.0"/>
          <table:table-cell office:value-type="float" office:value="0.0"/>
          <table:table-cell office:value-type="float" office:value="0.0"/>
          <table:table-cell office:value-type="float" office:value="12.5394"/>
          <table:table-cell office:value-type="float" office:value="11.889"/>
          <table:table-cell office:value-type="float" office:value="6.59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563.0"/>
          <table:table-cell office:value-type="float" office:value="73238.0"/>
          <table:table-cell office:value-type="float" office:value="537164.0"/>
          <table:table-cell office:value-type="float" office:value="1965135.0"/>
          <table:table-cell office:value-type="float" office:value="478744.0"/>
          <table:table-cell office:value-type="float" office:value="0.0"/>
          <table:table-cell office:value-type="float" office:value="0.0"/>
          <table:table-cell office:value-type="float" office:value="3.9751"/>
          <table:table-cell office:value-type="float" office:value="3.481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4175.0"/>
          <table:table-cell office:value-type="float" office:value="366493.0"/>
          <table:table-cell office:value-type="float" office:value="1417217.0"/>
          <table:table-cell office:value-type="float" office:value="307656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6.862"/>
          <table:table-cell office:value-type="float" office:value="106.316"/>
          <table:table-cell office:value-type="float" office:value="100.95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47731.0"/>
          <table:table-cell office:value-type="float" office:value="1443200.0"/>
          <table:table-cell office:value-type="float" office:value="537164.0"/>
          <table:table-cell office:value-type="float" office:value="1965135.0"/>
          <table:table-cell office:value-type="float" office:value="480856.0"/>
          <table:table-cell office:value-type="float" office:value="0.0"/>
          <table:table-cell office:value-type="float" office:value="0.0"/>
          <table:table-cell office:value-type="float" office:value="138.531"/>
          <table:table-cell office:value-type="float" office:value="137.933"/>
          <table:table-cell office:value-type="float" office:value="132.5"/>
          <table:table-cell office:value-type="float" office:value="0.0"/>
          <table:table-cell office:value-type="float" office:value="0.0"/>
          <table:table-cell office:value-type="float" office:value="828.0"/>
          <table:table-cell office:value-type="float" office:value="309115.0"/>
          <table:table-cell office:value-type="float" office:value="1450440.0"/>
          <table:table-cell office:value-type="float" office:value="537164.0"/>
          <table:table-cell office:value-type="float" office:value="1965135.0"/>
          <table:table-cell office:value-type="float" office:value="482044.0"/>
          <table:table-cell office:value-type="float" office:value="0.0"/>
          <table:table-cell office:value-type="float" office:value="0.0"/>
          <table:table-cell office:value-type="float" office:value="4.12317"/>
          <table:table-cell office:value-type="float" office:value="3.64"/>
          <table:table-cell office:value-type="float" office:value="0.5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4.0"/>
          <table:table-cell office:value-type="float" office:value="7567.0"/>
          <table:table-cell office:value-type="float" office:value="366493.0"/>
          <table:table-cell office:value-type="float" office:value="1417217.0"/>
          <table:table-cell office:value-type="float" office:value="307656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51.837"/>
          <table:table-cell office:value-type="float" office:value="851.284"/>
          <table:table-cell office:value-type="float" office:value="845.78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436858.0"/>
          <table:table-cell office:value-type="float" office:value="9439088.0"/>
          <table:table-cell office:value-type="float" office:value="537164.0"/>
          <table:table-cell office:value-type="float" office:value="1965136.0"/>
          <table:table-cell office:value-type="float" office:value="482060.0"/>
          <table:table-cell office:value-type="float" office:value="0.0"/>
          <table:table-cell office:value-type="float" office:value="0.0"/>
          <table:table-cell office:value-type="float" office:value="9.73555"/>
          <table:table-cell office:value-type="float" office:value="9.12"/>
          <table:table-cell office:value-type="float" office:value="3.8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3.0"/>
          <table:table-cell office:value-type="float" office:value="73949.0"/>
          <table:table-cell office:value-type="float" office:value="537164.0"/>
          <table:table-cell office:value-type="float" office:value="1965136.0"/>
          <table:table-cell office:value-type="float" office:value="481780.0"/>
          <table:table-cell office:value-type="float" office:value="0.0"/>
          <table:table-cell office:value-type="float" office:value="0.0"/>
          <table:table-cell office:value-type="float" office:value="5.27998"/>
          <table:table-cell office:value-type="float" office:value="4.8"/>
          <table:table-cell office:value-type="float" office:value="1.71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834.0"/>
          <table:table-cell office:value-type="float" office:value="34080.0"/>
          <table:table-cell office:value-type="float" office:value="366493.0"/>
          <table:table-cell office:value-type="float" office:value="1417218.0"/>
          <table:table-cell office:value-type="float" office:value="307656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73.0949"/>
          <table:table-cell office:value-type="float" office:value="72.503"/>
          <table:table-cell office:value-type="float" office:value="67.12"/>
          <table:table-cell office:value-type="float" office:value="0.0"/>
          <table:table-cell office:value-type="float" office:value="0.0"/>
          <table:table-cell office:value-type="float" office:value="327.0"/>
          <table:table-cell office:value-type="float" office:value="121992.0"/>
          <table:table-cell office:value-type="float" office:value="969298.0"/>
          <table:table-cell office:value-type="float" office:value="590248.0"/>
          <table:table-cell office:value-type="float" office:value="2172861.0"/>
          <table:table-cell office:value-type="float" office:value="508836.0"/>
          <table:table-cell office:value-type="float" office:value="0.0"/>
          <table:table-cell office:value-type="float" office:value="0.0"/>
          <table:table-cell office:value-type="float" office:value="22.5156"/>
          <table:table-cell office:value-type="float" office:value="21.929"/>
          <table:table-cell office:value-type="float" office:value="16.3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831.0"/>
          <table:table-cell office:value-type="float" office:value="187833.0"/>
          <table:table-cell office:value-type="float" office:value="590248.0"/>
          <table:table-cell office:value-type="float" office:value="2172861.0"/>
          <table:table-cell office:value-type="float" office:value="506592.0"/>
          <table:table-cell office:value-type="float" office:value="0.0"/>
          <table:table-cell office:value-type="float" office:value="0.0"/>
          <table:table-cell office:value-type="float" office:value="4.46291"/>
          <table:table-cell office:value-type="float" office:value="3.96"/>
          <table:table-cell office:value-type="float" office:value="0.4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9.0"/>
          <table:table-cell office:value-type="float" office:value="5400.0"/>
          <table:table-cell office:value-type="float" office:value="419575.0"/>
          <table:table-cell office:value-type="float" office:value="1625187.0"/>
          <table:table-cell office:value-type="float" office:value="331996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9.3949"/>
          <table:table-cell office:value-type="float" office:value="88.867"/>
          <table:table-cell office:value-type="float" office:value="83.15"/>
          <table:table-cell office:value-type="float" office:value="0.0"/>
          <table:table-cell office:value-type="float" office:value="0.0"/>
          <table:table-cell office:value-type="float" office:value="343.0"/>
          <table:table-cell office:value-type="float" office:value="124640.0"/>
          <table:table-cell office:value-type="float" office:value="1165113.0"/>
          <table:table-cell office:value-type="float" office:value="590248.0"/>
          <table:table-cell office:value-type="float" office:value="2172861.0"/>
          <table:table-cell office:value-type="float" office:value="504816.0"/>
          <table:table-cell office:value-type="float" office:value="0.0"/>
          <table:table-cell office:value-type="float" office:value="0.0"/>
          <table:table-cell office:value-type="float" office:value="16.0192"/>
          <table:table-cell office:value-type="float" office:value="15.409"/>
          <table:table-cell office:value-type="float" office:value="9.62"/>
          <table:table-cell office:value-type="float" office:value="1.0"/>
          <table:table-cell office:value-type="float" office:value="0.0"/>
          <table:table-cell office:value-type="float" office:value="47.0"/>
          <table:table-cell office:value-type="float" office:value="13357.0"/>
          <table:table-cell office:value-type="float" office:value="204556.0"/>
          <table:table-cell office:value-type="float" office:value="590248.0"/>
          <table:table-cell office:value-type="float" office:value="2172861.0"/>
          <table:table-cell office:value-type="float" office:value="506592.0"/>
          <table:table-cell office:value-type="float" office:value="0.0"/>
          <table:table-cell office:value-type="float" office:value="0.0"/>
          <table:table-cell office:value-type="float" office:value="4.12988"/>
          <table:table-cell office:value-type="float" office:value="3.638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4448.0"/>
          <table:table-cell office:value-type="float" office:value="419575.0"/>
          <table:table-cell office:value-type="float" office:value="1625187.0"/>
          <table:table-cell office:value-type="float" office:value="333760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92.1831"/>
          <table:table-cell office:value-type="float" office:value="91.657"/>
          <table:table-cell office:value-type="float" office:value="85.56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128422.0"/>
          <table:table-cell office:value-type="float" office:value="1092070.0"/>
          <table:table-cell office:value-type="float" office:value="590248.0"/>
          <table:table-cell office:value-type="float" office:value="2172862.0"/>
          <table:table-cell office:value-type="float" office:value="508836.0"/>
          <table:table-cell office:value-type="float" office:value="0.0"/>
          <table:table-cell office:value-type="float" office:value="0.0"/>
          <table:table-cell office:value-type="float" office:value="9.06919"/>
          <table:table-cell office:value-type="float" office:value="8.493"/>
          <table:table-cell office:value-type="float" office:value="2.7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93.0"/>
          <table:table-cell office:value-type="float" office:value="58519.0"/>
          <table:table-cell office:value-type="float" office:value="590248.0"/>
          <table:table-cell office:value-type="float" office:value="2172862.0"/>
          <table:table-cell office:value-type="float" office:value="508836.0"/>
          <table:table-cell office:value-type="float" office:value="0.0"/>
          <table:table-cell office:value-type="float" office:value="0.0"/>
          <table:table-cell office:value-type="float" office:value="4.23255"/>
          <table:table-cell office:value-type="float" office:value="3.735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5725.0"/>
          <table:table-cell office:value-type="float" office:value="419575.0"/>
          <table:table-cell office:value-type="float" office:value="1625188.0"/>
          <table:table-cell office:value-type="float" office:value="333760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51.863"/>
          <table:table-cell office:value-type="float" office:value="551.3"/>
          <table:table-cell office:value-type="float" office:value="545.96"/>
          <table:table-cell office:value-type="float" office:value="0.0"/>
          <table:table-cell office:value-type="float" office:value="0.0"/>
          <table:table-cell office:value-type="float" office:value="2172.0"/>
          <table:table-cell office:value-type="float" office:value="1045415.0"/>
          <table:table-cell office:value-type="float" office:value="5901043.0"/>
          <table:table-cell office:value-type="float" office:value="590248.0"/>
          <table:table-cell office:value-type="float" office:value="2172863.0"/>
          <table:table-cell office:value-type="float" office:value="506592.0"/>
          <table:table-cell office:value-type="float" office:value="0.0"/>
          <table:table-cell office:value-type="float" office:value="0.0"/>
          <table:table-cell office:value-type="float" office:value="67.5826"/>
          <table:table-cell office:value-type="float" office:value="67.04"/>
          <table:table-cell office:value-type="float" office:value="61.5"/>
          <table:table-cell office:value-type="float" office:value="0.0"/>
          <table:table-cell office:value-type="float" office:value="0.0"/>
          <table:table-cell office:value-type="float" office:value="395.0"/>
          <table:table-cell office:value-type="float" office:value="142124.0"/>
          <table:table-cell office:value-type="float" office:value="611437.0"/>
          <table:table-cell office:value-type="float" office:value="590248.0"/>
          <table:table-cell office:value-type="float" office:value="2172863.0"/>
          <table:table-cell office:value-type="float" office:value="508308.0"/>
          <table:table-cell office:value-type="float" office:value="0.0"/>
          <table:table-cell office:value-type="float" office:value="0.0"/>
          <table:table-cell office:value-type="float" office:value="4.37462"/>
          <table:table-cell office:value-type="float" office:value="3.844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8.0"/>
          <table:table-cell office:value-type="float" office:value="2978.0"/>
          <table:table-cell office:value-type="float" office:value="419575.0"/>
          <table:table-cell office:value-type="float" office:value="1625189.0"/>
          <table:table-cell office:value-type="float" office:value="332000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7.616"/>
          <table:table-cell office:value-type="float" office:value="57.106"/>
          <table:table-cell office:value-type="float" office:value="51.5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9579.0"/>
          <table:table-cell office:value-type="float" office:value="646222.0"/>
          <table:table-cell office:value-type="float" office:value="590248.0"/>
          <table:table-cell office:value-type="float" office:value="2172863.0"/>
          <table:table-cell office:value-type="float" office:value="506592.0"/>
          <table:table-cell office:value-type="float" office:value="0.0"/>
          <table:table-cell office:value-type="float" office:value="0.0"/>
          <table:table-cell office:value-type="float" office:value="44.9288"/>
          <table:table-cell office:value-type="float" office:value="44.38"/>
          <table:table-cell office:value-type="float" office:value="38.75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03464.0"/>
          <table:table-cell office:value-type="float" office:value="489867.0"/>
          <table:table-cell office:value-type="float" office:value="590248.0"/>
          <table:table-cell office:value-type="float" office:value="2172863.0"/>
          <table:table-cell office:value-type="float" office:value="507516.0"/>
          <table:table-cell office:value-type="float" office:value="0.0"/>
          <table:table-cell office:value-type="float" office:value="0.0"/>
          <table:table-cell office:value-type="float" office:value="4.05479"/>
          <table:table-cell office:value-type="float" office:value="3.554"/>
          <table:table-cell office:value-type="float" office:value="0.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05.0"/>
          <table:table-cell office:value-type="float" office:value="16760.0"/>
          <table:table-cell office:value-type="float" office:value="419575.0"/>
          <table:table-cell office:value-type="float" office:value="1625189.0"/>
          <table:table-cell office:value-type="float" office:value="332004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4.546"/>
          <table:table-cell office:value-type="float" office:value="54.128"/>
          <table:table-cell office:value-type="float" office:value="52.01"/>
          <table:table-cell office:value-type="float" office:value="0.0"/>
          <table:table-cell office:value-type="float" office:value="0.0"/>
          <table:table-cell office:value-type="float" office:value="370.0"/>
          <table:table-cell office:value-type="float" office:value="129160.0"/>
          <table:table-cell office:value-type="float" office:value="749718.0"/>
          <table:table-cell office:value-type="float" office:value="217731.0"/>
          <table:table-cell office:value-type="float" office:value="768390.0"/>
          <table:table-cell office:value-type="float" office:value="266576.0"/>
          <table:table-cell office:value-type="float" office:value="0.0"/>
          <table:table-cell office:value-type="float" office:value="0.0"/>
          <table:table-cell office:value-type="float" office:value="251.525"/>
          <table:table-cell office:value-type="float" office:value="251.127"/>
          <table:table-cell office:value-type="float" office:value="248.84"/>
          <table:table-cell office:value-type="float" office:value="0.0"/>
          <table:table-cell office:value-type="float" office:value="0.0"/>
          <table:table-cell office:value-type="float" office:value="1691.0"/>
          <table:table-cell office:value-type="float" office:value="714034.0"/>
          <table:table-cell office:value-type="float" office:value="2698251.0"/>
          <table:table-cell office:value-type="float" office:value="217731.0"/>
          <table:table-cell office:value-type="float" office:value="768390.0"/>
          <table:table-cell office:value-type="float" office:value="264068.0"/>
          <table:table-cell office:value-type="float" office:value="0.0"/>
          <table:table-cell office:value-type="float" office:value="0.0"/>
          <table:table-cell office:value-type="float" office:value="1.69791"/>
          <table:table-cell office:value-type="float" office:value="1.35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2090.0"/>
          <table:table-cell office:value-type="float" office:value="124953.0"/>
          <table:table-cell office:value-type="float" office:value="472786.0"/>
          <table:table-cell office:value-type="float" office:value="173824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2.7031"/>
          <table:table-cell office:value-type="float" office:value="52.311"/>
          <table:table-cell office:value-type="float" office:value="50.14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128481.0"/>
          <table:table-cell office:value-type="float" office:value="840640.0"/>
          <table:table-cell office:value-type="float" office:value="217731.0"/>
          <table:table-cell office:value-type="float" office:value="768390.0"/>
          <table:table-cell office:value-type="float" office:value="265784.0"/>
          <table:table-cell office:value-type="float" office:value="0.0"/>
          <table:table-cell office:value-type="float" office:value="0.0"/>
          <table:table-cell office:value-type="float" office:value="5.30046"/>
          <table:table-cell office:value-type="float" office:value="4.852"/>
          <table:table-cell office:value-type="float" office:value="2.66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016.0"/>
          <table:table-cell office:value-type="float" office:value="66888.0"/>
          <table:table-cell office:value-type="float" office:value="217731.0"/>
          <table:table-cell office:value-type="float" office:value="768390.0"/>
          <table:table-cell office:value-type="float" office:value="263324.0"/>
          <table:table-cell office:value-type="float" office:value="0.0"/>
          <table:table-cell office:value-type="float" office:value="0.0"/>
          <table:table-cell office:value-type="float" office:value="1.42908"/>
          <table:table-cell office:value-type="float" office:value="1.08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752.0"/>
          <table:table-cell office:value-type="float" office:value="124953.0"/>
          <table:table-cell office:value-type="float" office:value="472786.0"/>
          <table:table-cell office:value-type="float" office:value="173824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5.5976"/>
          <table:table-cell office:value-type="float" office:value="55.243"/>
          <table:table-cell office:value-type="float" office:value="53.1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38215.0"/>
          <table:table-cell office:value-type="float" office:value="840735.0"/>
          <table:table-cell office:value-type="float" office:value="217731.0"/>
          <table:table-cell office:value-type="float" office:value="768390.0"/>
          <table:table-cell office:value-type="float" office:value="263672.0"/>
          <table:table-cell office:value-type="float" office:value="0.0"/>
          <table:table-cell office:value-type="float" office:value="0.0"/>
          <table:table-cell office:value-type="float" office:value="4.39382"/>
          <table:table-cell office:value-type="float" office:value="3.924"/>
          <table:table-cell office:value-type="float" office:value="1.7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01.0"/>
          <table:table-cell office:value-type="float" office:value="27706.0"/>
          <table:table-cell office:value-type="float" office:value="217731.0"/>
          <table:table-cell office:value-type="float" office:value="768390.0"/>
          <table:table-cell office:value-type="float" office:value="263540.0"/>
          <table:table-cell office:value-type="float" office:value="0.0"/>
          <table:table-cell office:value-type="float" office:value="0.0"/>
          <table:table-cell office:value-type="float" office:value="1.66164"/>
          <table:table-cell office:value-type="float" office:value="1.33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2929.0"/>
          <table:table-cell office:value-type="float" office:value="124953.0"/>
          <table:table-cell office:value-type="float" office:value="472786.0"/>
          <table:table-cell office:value-type="float" office:value="176264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96.8531"/>
          <table:table-cell office:value-type="float" office:value="96.457"/>
          <table:table-cell office:value-type="float" office:value="94.34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36599.0"/>
          <table:table-cell office:value-type="float" office:value="1093392.0"/>
          <table:table-cell office:value-type="float" office:value="217731.0"/>
          <table:table-cell office:value-type="float" office:value="768390.0"/>
          <table:table-cell office:value-type="float" office:value="263324.0"/>
          <table:table-cell office:value-type="float" office:value="0.0"/>
          <table:table-cell office:value-type="float" office:value="0.0"/>
          <table:table-cell office:value-type="float" office:value="2.88355"/>
          <table:table-cell office:value-type="float" office:value="2.437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8.0"/>
          <table:table-cell office:value-type="float" office:value="5951.0"/>
          <table:table-cell office:value-type="float" office:value="217731.0"/>
          <table:table-cell office:value-type="float" office:value="768390.0"/>
          <table:table-cell office:value-type="float" office:value="263324.0"/>
          <table:table-cell office:value-type="float" office:value="0.0"/>
          <table:table-cell office:value-type="float" office:value="0.0"/>
          <table:table-cell office:value-type="float" office:value="1.4633"/>
          <table:table-cell office:value-type="float" office:value="1.13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50.0"/>
          <table:table-cell office:value-type="float" office:value="124953.0"/>
          <table:table-cell office:value-type="float" office:value="472786.0"/>
          <table:table-cell office:value-type="float" office:value="176396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1.6511"/>
          <table:table-cell office:value-type="float" office:value="41.284"/>
          <table:table-cell office:value-type="float" office:value="39.06"/>
          <table:table-cell office:value-type="float" office:value="0.0"/>
          <table:table-cell office:value-type="float" office:value="0.0"/>
          <table:table-cell office:value-type="float" office:value="287.0"/>
          <table:table-cell office:value-type="float" office:value="102283.0"/>
          <table:table-cell office:value-type="float" office:value="701974.0"/>
          <table:table-cell office:value-type="float" office:value="217731.0"/>
          <table:table-cell office:value-type="float" office:value="768390.0"/>
          <table:table-cell office:value-type="float" office:value="263804.0"/>
          <table:table-cell office:value-type="float" office:value="0.0"/>
          <table:table-cell office:value-type="float" office:value="0.0"/>
          <table:table-cell office:value-type="float" office:value="8.35464"/>
          <table:table-cell office:value-type="float" office:value="7.925"/>
          <table:table-cell office:value-type="float" office:value="5.64"/>
          <table:table-cell office:value-type="float" office:value="1.0"/>
          <table:table-cell office:value-type="float" office:value="0.0"/>
          <table:table-cell office:value-type="float" office:value="55.0"/>
          <table:table-cell office:value-type="float" office:value="12178.0"/>
          <table:table-cell office:value-type="float" office:value="101483.0"/>
          <table:table-cell office:value-type="float" office:value="217731.0"/>
          <table:table-cell office:value-type="float" office:value="768390.0"/>
          <table:table-cell office:value-type="float" office:value="263540.0"/>
          <table:table-cell office:value-type="float" office:value="0.0"/>
          <table:table-cell office:value-type="float" office:value="0.0"/>
          <table:table-cell office:value-type="float" office:value="1.57416"/>
          <table:table-cell office:value-type="float" office:value="1.259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5.0"/>
          <table:table-cell office:value-type="float" office:value="1940.0"/>
          <table:table-cell office:value-type="float" office:value="124953.0"/>
          <table:table-cell office:value-type="float" office:value="472786.0"/>
          <table:table-cell office:value-type="float" office:value="174444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90.6571"/>
          <table:table-cell office:value-type="float" office:value="90.147"/>
          <table:table-cell office:value-type="float" office:value="84.96"/>
          <table:table-cell office:value-type="float" office:value="0.0"/>
          <table:table-cell office:value-type="float" office:value="0.0"/>
          <table:table-cell office:value-type="float" office:value="462.0"/>
          <table:table-cell office:value-type="float" office:value="158840.0"/>
          <table:table-cell office:value-type="float" office:value="1437165.0"/>
          <table:table-cell office:value-type="float" office:value="508835.0"/>
          <table:table-cell office:value-type="float" office:value="1853420.0"/>
          <table:table-cell office:value-type="float" office:value="466692.0"/>
          <table:table-cell office:value-type="float" office:value="0.0"/>
          <table:table-cell office:value-type="float" office:value="0.0"/>
          <table:table-cell office:value-type="float" office:value="30.1536"/>
          <table:table-cell office:value-type="float" office:value="29.712"/>
          <table:table-cell office:value-type="float" office:value="24.41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2581.0"/>
          <table:table-cell office:value-type="float" office:value="267443.0"/>
          <table:table-cell office:value-type="float" office:value="508835.0"/>
          <table:table-cell office:value-type="float" office:value="1853420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4.14442"/>
          <table:table-cell office:value-type="float" office:value="3.792"/>
          <table:table-cell office:value-type="float" office:value="0.9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85.0"/>
          <table:table-cell office:value-type="float" office:value="20800.0"/>
          <table:table-cell office:value-type="float" office:value="338155.0"/>
          <table:table-cell office:value-type="float" office:value="1305870.0"/>
          <table:table-cell office:value-type="float" office:value="294404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4.5642"/>
          <table:table-cell office:value-type="float" office:value="64.045"/>
          <table:table-cell office:value-type="float" office:value="59.06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17641.0"/>
          <table:table-cell office:value-type="float" office:value="831138.0"/>
          <table:table-cell office:value-type="float" office:value="508835.0"/>
          <table:table-cell office:value-type="float" office:value="1853419.0"/>
          <table:table-cell office:value-type="float" office:value="464184.0"/>
          <table:table-cell office:value-type="float" office:value="0.0"/>
          <table:table-cell office:value-type="float" office:value="0.0"/>
          <table:table-cell office:value-type="float" office:value="41.8774"/>
          <table:table-cell office:value-type="float" office:value="41.429"/>
          <table:table-cell office:value-type="float" office:value="36.14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7821.0"/>
          <table:table-cell office:value-type="float" office:value="367083.0"/>
          <table:table-cell office:value-type="float" office:value="508835.0"/>
          <table:table-cell office:value-type="float" office:value="1853419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3.57369"/>
          <table:table-cell office:value-type="float" office:value="3.211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4194.0"/>
          <table:table-cell office:value-type="float" office:value="338155.0"/>
          <table:table-cell office:value-type="float" office:value="1305869.0"/>
          <table:table-cell office:value-type="float" office:value="294396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8.0912"/>
          <table:table-cell office:value-type="float" office:value="57.574"/>
          <table:table-cell office:value-type="float" office:value="52.5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1234.0"/>
          <table:table-cell office:value-type="float" office:value="1029092.0"/>
          <table:table-cell office:value-type="float" office:value="508835.0"/>
          <table:table-cell office:value-type="float" office:value="1853419.0"/>
          <table:table-cell office:value-type="float" office:value="466560.0"/>
          <table:table-cell office:value-type="float" office:value="0.0"/>
          <table:table-cell office:value-type="float" office:value="0.0"/>
          <table:table-cell office:value-type="float" office:value="61.7463"/>
          <table:table-cell office:value-type="float" office:value="61.264"/>
          <table:table-cell office:value-type="float" office:value="57.02"/>
          <table:table-cell office:value-type="float" office:value="1.0"/>
          <table:table-cell office:value-type="float" office:value="0.0"/>
          <table:table-cell office:value-type="float" office:value="291.0"/>
          <table:table-cell office:value-type="float" office:value="108301.0"/>
          <table:table-cell office:value-type="float" office:value="1376135.0"/>
          <table:table-cell office:value-type="float" office:value="508835.0"/>
          <table:table-cell office:value-type="float" office:value="1853419.0"/>
          <table:table-cell office:value-type="float" office:value="463924.0"/>
          <table:table-cell office:value-type="float" office:value="0.0"/>
          <table:table-cell office:value-type="float" office:value="0.0"/>
          <table:table-cell office:value-type="float" office:value="5.58166"/>
          <table:table-cell office:value-type="float" office:value="5.207"/>
          <table:table-cell office:value-type="float" office:value="2.43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86.0"/>
          <table:table-cell office:value-type="float" office:value="73374.0"/>
          <table:table-cell office:value-type="float" office:value="338155.0"/>
          <table:table-cell office:value-type="float" office:value="1305869.0"/>
          <table:table-cell office:value-type="float" office:value="294404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70.668"/>
          <table:table-cell office:value-type="float" office:value="670.187"/>
          <table:table-cell office:value-type="float" office:value="665.16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348505.0"/>
          <table:table-cell office:value-type="float" office:value="5811926.0"/>
          <table:table-cell office:value-type="float" office:value="508835.0"/>
          <table:table-cell office:value-type="float" office:value="1853419.0"/>
          <table:table-cell office:value-type="float" office:value="464184.0"/>
          <table:table-cell office:value-type="float" office:value="0.0"/>
          <table:table-cell office:value-type="float" office:value="0.0"/>
          <table:table-cell office:value-type="float" office:value="65.1265"/>
          <table:table-cell office:value-type="float" office:value="64.586"/>
          <table:table-cell office:value-type="float" office:value="59.29"/>
          <table:table-cell office:value-type="float" office:value="1.0"/>
          <table:table-cell office:value-type="float" office:value="0.0"/>
          <table:table-cell office:value-type="float" office:value="257.0"/>
          <table:table-cell office:value-type="float" office:value="95625.0"/>
          <table:table-cell office:value-type="float" office:value="1232027.0"/>
          <table:table-cell office:value-type="float" office:value="508835.0"/>
          <table:table-cell office:value-type="float" office:value="1853419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3.83215"/>
          <table:table-cell office:value-type="float" office:value="3.449"/>
          <table:table-cell office:value-type="float" office:value="0.6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9.0"/>
          <table:table-cell office:value-type="float" office:value="8175.0"/>
          <table:table-cell office:value-type="float" office:value="338155.0"/>
          <table:table-cell office:value-type="float" office:value="1305869.0"/>
          <table:table-cell office:value-type="float" office:value="294404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64.724"/>
          <table:table-cell office:value-type="float" office:value="64.057"/>
          <table:table-cell office:value-type="float" office:value="55.22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60768.0"/>
          <table:table-cell office:value-type="float" office:value="652315.0"/>
          <table:table-cell office:value-type="float" office:value="508835.0"/>
          <table:table-cell office:value-type="float" office:value="1853421.0"/>
          <table:table-cell office:value-type="float" office:value="468800.0"/>
          <table:table-cell office:value-type="float" office:value="0.0"/>
          <table:table-cell office:value-type="float" office:value="0.0"/>
          <table:table-cell office:value-type="float" office:value="63.7076"/>
          <table:table-cell office:value-type="float" office:value="63.254"/>
          <table:table-cell office:value-type="float" office:value="58.0"/>
          <table:table-cell office:value-type="float" office:value="1.0"/>
          <table:table-cell office:value-type="float" office:value="0.0"/>
          <table:table-cell office:value-type="float" office:value="331.0"/>
          <table:table-cell office:value-type="float" office:value="123577.0"/>
          <table:table-cell office:value-type="float" office:value="1041985.0"/>
          <table:table-cell office:value-type="float" office:value="508835.0"/>
          <table:table-cell office:value-type="float" office:value="1853421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4.81325"/>
          <table:table-cell office:value-type="float" office:value="4.43"/>
          <table:table-cell office:value-type="float" office:value="1.6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58.0"/>
          <table:table-cell office:value-type="float" office:value="42175.0"/>
          <table:table-cell office:value-type="float" office:value="338155.0"/>
          <table:table-cell office:value-type="float" office:value="1305871.0"/>
          <table:table-cell office:value-type="float" office:value="292772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34246"/>
          <table:table-cell office:value-type="float" office:value="1.037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9642.0"/>
          <table:table-cell office:value-type="float" office:value="81686.0"/>
          <table:table-cell office:value-type="float" office:value="282833.0"/>
          <table:table-cell office:value-type="float" office:value="159124.0"/>
          <table:table-cell office:value-type="float" office:value="0.0"/>
          <table:table-cell office:value-type="float" office:value="0.0"/>
          <table:table-cell office:value-type="float" office:value="1.14645"/>
          <table:table-cell office:value-type="float" office:value="0.7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78.0"/>
          <table:table-cell office:value-type="float" office:value="81686.0"/>
          <table:table-cell office:value-type="float" office:value="282833.0"/>
          <table:table-cell office:value-type="float" office:value="162172.0"/>
          <table:table-cell office:value-type="float" office:value="0.0"/>
          <table:table-cell office:value-type="float" office:value="0.0"/>
          <table:table-cell office:value-type="float" office:value="0.811774"/>
          <table:table-cell office:value-type="float" office:value="0.55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5.0"/>
          <table:table-cell office:value-type="float" office:value="50493.0"/>
          <table:table-cell office:value-type="float" office:value="181851.0"/>
          <table:table-cell office:value-type="float" office:value="117540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82957"/>
          <table:table-cell office:value-type="float" office:value="3.472"/>
          <table:table-cell office:value-type="float" office:value="2.65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8853.0"/>
          <table:table-cell office:value-type="float" office:value="84672.0"/>
          <table:table-cell office:value-type="float" office:value="81686.0"/>
          <table:table-cell office:value-type="float" office:value="282833.0"/>
          <table:table-cell office:value-type="float" office:value="159664.0"/>
          <table:table-cell office:value-type="float" office:value="0.0"/>
          <table:table-cell office:value-type="float" office:value="0.0"/>
          <table:table-cell office:value-type="float" office:value="1.17786"/>
          <table:table-cell office:value-type="float" office:value="0.7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56.0"/>
          <table:table-cell office:value-type="float" office:value="81686.0"/>
          <table:table-cell office:value-type="float" office:value="282833.0"/>
          <table:table-cell office:value-type="float" office:value="160920.0"/>
          <table:table-cell office:value-type="float" office:value="0.0"/>
          <table:table-cell office:value-type="float" office:value="0.0"/>
          <table:table-cell office:value-type="float" office:value="0.785033"/>
          <table:table-cell office:value-type="float" office:value="0.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98.0"/>
          <table:table-cell office:value-type="float" office:value="50493.0"/>
          <table:table-cell office:value-type="float" office:value="181851.0"/>
          <table:table-cell office:value-type="float" office:value="128132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2852"/>
          <table:table-cell office:value-type="float" office:value="0.94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1768.0"/>
          <table:table-cell office:value-type="float" office:value="81686.0"/>
          <table:table-cell office:value-type="float" office:value="282833.0"/>
          <table:table-cell office:value-type="float" office:value="159124.0"/>
          <table:table-cell office:value-type="float" office:value="0.0"/>
          <table:table-cell office:value-type="float" office:value="0.0"/>
          <table:table-cell office:value-type="float" office:value="1.1568"/>
          <table:table-cell office:value-type="float" office:value="0.78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.0"/>
          <table:table-cell office:value-type="float" office:value="81686.0"/>
          <table:table-cell office:value-type="float" office:value="282833.0"/>
          <table:table-cell office:value-type="float" office:value="162040.0"/>
          <table:table-cell office:value-type="float" office:value="0.0"/>
          <table:table-cell office:value-type="float" office:value="0.0"/>
          <table:table-cell office:value-type="float" office:value="0.769022"/>
          <table:table-cell office:value-type="float" office:value="0.5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50493.0"/>
          <table:table-cell office:value-type="float" office:value="181851.0"/>
          <table:table-cell office:value-type="float" office:value="129352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27803"/>
          <table:table-cell office:value-type="float" office:value="0.90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6.0"/>
          <table:table-cell office:value-type="float" office:value="3748.0"/>
          <table:table-cell office:value-type="float" office:value="81686.0"/>
          <table:table-cell office:value-type="float" office:value="282833.0"/>
          <table:table-cell office:value-type="float" office:value="159124.0"/>
          <table:table-cell office:value-type="float" office:value="0.0"/>
          <table:table-cell office:value-type="float" office:value="0.0"/>
          <table:table-cell office:value-type="float" office:value="1.17299"/>
          <table:table-cell office:value-type="float" office:value="0.8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.0"/>
          <table:table-cell office:value-type="float" office:value="81686.0"/>
          <table:table-cell office:value-type="float" office:value="282833.0"/>
          <table:table-cell office:value-type="float" office:value="160324.0"/>
          <table:table-cell office:value-type="float" office:value="0.0"/>
          <table:table-cell office:value-type="float" office:value="0.0"/>
          <table:table-cell office:value-type="float" office:value="0.783691"/>
          <table:table-cell office:value-type="float" office:value="0.4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1.0"/>
          <table:table-cell office:value-type="float" office:value="50493.0"/>
          <table:table-cell office:value-type="float" office:value="181851.0"/>
          <table:table-cell office:value-type="float" office:value="128396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12883"/>
          <table:table-cell office:value-type="float" office:value="0.83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2.0"/>
          <table:table-cell office:value-type="float" office:value="81686.0"/>
          <table:table-cell office:value-type="float" office:value="282833.0"/>
          <table:table-cell office:value-type="float" office:value="159012.0"/>
          <table:table-cell office:value-type="float" office:value="0.0"/>
          <table:table-cell office:value-type="float" office:value="0.0"/>
          <table:table-cell office:value-type="float" office:value="1.13131"/>
          <table:table-cell office:value-type="float" office:value="0.81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780.0"/>
          <table:table-cell office:value-type="float" office:value="81686.0"/>
          <table:table-cell office:value-type="float" office:value="282833.0"/>
          <table:table-cell office:value-type="float" office:value="161084.0"/>
          <table:table-cell office:value-type="float" office:value="0.0"/>
          <table:table-cell office:value-type="float" office:value="0.0"/>
          <table:table-cell office:value-type="float" office:value="0.76394"/>
          <table:table-cell office:value-type="float" office:value="0.5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50493.0"/>
          <table:table-cell office:value-type="float" office:value="181851.0"/>
          <table:table-cell office:value-type="float" office:value="129432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